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age</text:h>
                    <text:list>
                        <text:list-item>
                            <text:h text:style-name="Heading_20_2" text:outline-level="2">Description</text:h>
                        </text:list-item>
                    </text:list>
                </text:list-item>
            </text:list>

            <text:p text:style-name="Standard"><text:span>This Widget displays an image.</text:span></text:p><text:p text:style-name="Standard"/><text:p text:style-name="Standard">More info (<text:a xlink:type="simple" xlink:href="https://docs.lvgl.io/8.3/widgets/core/img.html" text:style-name="Internet_20_link" text:visited-style-name="Visited_20_Internet_20_Link">link</text:a>)</text:p>

            
                <text:list xml:id="list_Image2" text:continue-numbering="true" text:continue-list="list_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age4" text:continue-numbering="true" text:style-name="Outline">
                                                <text:list-item>
                                                    <text:list>
                                                        <text:list-item>
                                                            <text:list>
                                                                <text:list-item>
                                                                    <text:h text:style-name="Heading_20_3" text:outline-level="3">
                                                                        Image
                                                                        <text:s text:c="4"/>
                                                                        <text:span text:style-name="T2">ObjectReference</text:span>
                                                                    </text:h>
                                                                </text:list-item>
                                                            </text:list>
                                                        </text:list-item>
                                                    </text:list>
                                                </text:list-item>
                                            </text:list>
                                            <text:p text:style-name="Standard"><text:span>The name of the bitmap to be displayed.</text:span></text:p>,
                                            <text:list xml:id="list_Image5" text:continue-numbering="true" text:continue-list="list_Image4" text:style-name="Outline">
                                                <text:list-item>
                                                    <text:list>
                                                        <text:list-item>
                                                            <text:list>
                                                                <text:list-item>
                                                                    <text:h text:style-name="Heading_20_3" text:outline-level="3">
                                                                        Pivot X
                                                                        <text:s text:c="4"/>
                                                                        <text:span text:style-name="T2">Number</text:span>
                                                                    </text:h>
                                                                </text:list-item>
                                                            </text:list>
                                                        </text:list-item>
                                                    </text:list>
                                                </text:list-item>
                                            </text:list>
                                            <text:p text:style-name="Standard"><text:span>X position of the center of rotation. If left blank, the center of rotation is in the middle of the Widget.</text:span></text:p>,
                                            <text:list xml:id="list_Image6" text:continue-numbering="true" text:continue-list="list_Image5" text:style-name="Outline">
                                                <text:list-item>
                                                    <text:list>
                                                        <text:list-item>
                                                            <text:list>
                                                                <text:list-item>
                                                                    <text:h text:style-name="Heading_20_3" text:outline-level="3">
                                                                        Pivot Y
                                                                        <text:s text:c="4"/>
                                                                        <text:span text:style-name="T2">Number</text:span>
                                                                    </text:h>
                                                                </text:list-item>
                                                            </text:list>
                                                        </text:list-item>
                                                    </text:list>
                                                </text:list-item>
                                            </text:list>
                                            <text:p text:style-name="Standard"><text:span>Y position of the center of rotation. If left blank, the center of rotation is in the middle of the Widget.</text:span></text:p>,
                                            <text:list xml:id="list_Image7" text:continue-numbering="true" text:continue-list="list_Image6" text:style-name="Outline">
                                                <text:list-item>
                                                    <text:list>
                                                        <text:list-item>
                                                            <text:list>
                                                                <text:list-item>
                                                                    <text:h text:style-name="Heading_20_3" text:outline-level="3">
                                                                        Scale
                                                                        <text:s text:c="4"/>
                                                                        <text:span text:style-name="T2">Number</text:span>
                                                                    </text:h>
                                                                </text:list-item>
                                                            </text:list>
                                                        </text:list-item>
                                                    </text:list>
                                                </text:list-item>
                                            </text:list>
                                            <text:p text:style-name="Standard"><text:span>Scale factor. Set factor to </text:span><text:span text:style-name="backtick">256</text:span><text:span> to disable zooming. A larger value enlarges the images (e.g. </text:span><text:span text:style-name="backtick">512</text:span><text:span> double size), a smaller value shrinks it (e.g. </text:span><text:span text:style-name="backtick">128</text:span><text:span> half size). Fractional scale works as well, e.g. </text:span><text:span text:style-name="backtick">281</text:span><text:span> for 10% enlargement.</text:span></text:p>,
                                            <text:list xml:id="list_Image8" text:continue-numbering="true" text:continue-list="list_Image7"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text:span>Rotation angle, angle has 0.1 degree precision, so for 45.8° set </text:span><text:span text:style-name="backtick">458</text:span><text:span>. Image is rotated around the centar of rotation which is defined with </text:span><text:span text:style-name="backtick">Pivot X</text:span><text:span> and </text:span><text:span text:style-name="backtick">Pivot Y</text:span><text:span> properties.</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age9" text:continue-numbering="true" text:continue-list="list_Image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age10" text:continue-numbering="true" text:continue-list="list_Imag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Image11" text:continue-numbering="true" text:continue-list="list_Image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Image12" text:continue-numbering="true" text:continue-list="list_Image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Image13" text:continue-numbering="true" text:continue-list="list_Image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Image14"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Image15" text:continue-numbering="true" text:continue-list="list_Image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Image16" text:continue-numbering="true" text:continue-list="list_Image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Image17"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Image18" text:continue-numbering="true" text:continue-list="list_Image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Image19" text:continue-numbering="true" text:continue-list="list_Image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Image20"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Image21" text:continue-numbering="true" text:continue-list="list_Image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Image22" text:continue-numbering="true" text:continue-list="list_Image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Image23"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age24" text:continue-numbering="true" text:continue-list="list_Image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age25" text:continue-numbering="true" text:continue-list="list_Image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Image26" text:continue-numbering="true" text:continue-list="list_Image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Image27" text:continue-numbering="true" text:continue-list="list_Image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Image28" text:continue-numbering="true" text:continue-list="list_Image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Image29" text:continue-numbering="true" text:continue-list="list_Image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Image30" text:continue-numbering="true" text:continue-list="list_Image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Image31" text:continue-numbering="true" text:continue-list="list_Image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Image32" text:continue-numbering="true" text:continue-list="list_Image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Image33" text:continue-numbering="true" text:continue-list="list_Image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Image34" text:continue-numbering="true" text:continue-list="list_Image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Image35" text:continue-numbering="true" text:continue-list="list_Image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Image36" text:continue-numbering="true" text:continue-list="list_Image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Image37" text:continue-numbering="true" text:continue-list="list_Image36"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Image38" text:continue-numbering="true" text:continue-list="list_Image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Image39" text:continue-numbering="true" text:continue-list="list_Image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Image40" text:continue-numbering="true" text:continue-list="list_Image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Image41" text:continue-numbering="true" text:continue-list="list_Image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Image42" text:continue-numbering="true" text:continue-list="list_Image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Image43" text:continue-numbering="true" text:continue-list="list_Image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Image44" text:continue-numbering="true" text:continue-list="list_Image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Image45" text:continue-numbering="true" text:continue-list="list_Image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Image46" text:continue-numbering="true" text:continue-list="list_Image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Image47" text:continue-numbering="true" text:continue-list="list_Image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age48" text:continue-numbering="true" text:continue-list="list_Image4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Image49" text:continue-numbering="true" text:continue-list="list_Image4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Image50" text:continue-numbering="true" text:continue-list="list_Image4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Image51" text:continue-numbering="true" text:continue-list="list_Image5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Image52" text:continue-numbering="true" text:continue-list="list_Image5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Image53" text:continue-numbering="true" text:continue-list="list_Image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age54" text:continue-numbering="true" text:continue-list="list_Image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Image55"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age56" text:continue-numbering="true" text:continue-list="list_Image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Image57" text:continue-numbering="true" text:continue-list="list_Image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Image58" text:continue-numbering="true" text:continue-list="list_Image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Image3" text:continue-numbering="true" text:continue-list="list_Image2" text:style-name="Outline">
                        <text:list-item>
                            <text:list>
                                <text:list-item>
                                    <text:h text:style-name="Heading_20_2" text:outline-level="2">Examples</text:h>
                                </text:list-item>
                            </text:list>
                        </text:list-item>
                    </text:list>
                    <text:p text:style-name="Standard"/>
                    <text:list xml:id="list_Image59"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